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4962" officeooo:paragraph-rsid="00014962"/>
    </style:style>
    <style:style style:name="T1" style:family="text">
      <style:text-properties officeooo:rsid="0003e4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婚姻离不开的因素的, 假定我说的是正确的 </text:p>
      <text:p text:style-name="Standard"/>
      <text:p text:style-name="Standard">钱, 你能够接受多少财产 ,我们同时给定一个中国社会的参考值. 社会的参考值有时候非常重要, 我们很多人并不清楚中国的家庭有多穷. 我们必须给出一个参考值. </text:p>
      <text:p text:style-name="P1"/>
      <text:p text:style-name="P1">或许我们给出一个百分比, 你能够接受财富值在前 百分之几的家庭, 然后我们会查表给出一个具体值, 这样也好帮助人们认清现状, 辅助人们更好的管理财产. </text:p>
      <text:p text:style-name="P1"/>
      <text:p text:style-name="P1">刚结婚的一年, 你希望的你们的做爱频率是多少. </text:p>
      <text:p text:style-name="P1"/>
      <text:p text:style-name="P1">如果你们有3000块钱, 你们要用这3000块钱, 两个人生活一个月, 选择你接下来要买的东西? </text:p>
      <text:p text:style-name="P1"/>
      <text:p text:style-name="P1">筷子, 碗, 衣服, 吃的, 包, 之类的物品, 列出来, </text:p>
      <text:p text:style-name="P1"/>
      <text:p text:style-name="P1">你们对外遇的容忍程度, 我或许可以从抱抱装女生得到这些问题的答案, 但是更多的我希望, 自然的迭代出来这些问题, 我不知道结婚之后关键容易发生冲突的问题是什么, 我真的不知道, </text:p>
      <text:p text:style-name="P1">关键不合地方是什么, 我不知道这个问题的答案</text:p>
      <text:p text:style-name="P1"/>
      <text:p text:style-name="P1">需要做的工作是一切其他的工作, 我也就发现了, </text:p>
      <text:p text:style-name="P1">主要的问题, 以及如何对问卷进行迭代, </text:p>
      <text:p text:style-name="P1"/>
      <text:p text:style-name="P1"/>
      <text:p text:style-name="P1">动态问卷, </text:p>
      <text:p text:style-name="P1">你写下三个你觉得你需要和对方协商解决的问题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 LibreOffice_project/65905a128db06ba48db947242809d14d3f9a93fe</meta:generator>
    <dc:date>2018-12-19T23:29:01.483000000</dc:date>
    <meta:editing-duration>PT1M</meta:editing-duration>
    <meta:editing-cycles>2</meta:editing-cycles>
    <meta:document-statistic meta:table-count="0" meta:image-count="0" meta:object-count="0" meta:page-count="1" meta:paragraph-count="12" meta:word-count="417" meta:character-count="462" meta:non-whitespace-character-count="423"/>
  </office:meta>
</office:document-meta>
</file>